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MethodProcessorTests.resolveArgum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ethodProcessorTests.handleModelRetur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delMethodProcessorTests.model( Model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ethodProcessorTests.supports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ethodProcessorTests.supports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MethodProcess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